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76000000982855BED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359cm, 3.048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016cm" svg:height="1.297cm" svg:x="10.906cm" svg:y="13.8cm">
          <draw:image xlink:href="Pictures/1000000000000076000000982855BED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21T14:42:19.812309777</dc:date>
    <meta:document-statistic meta:object-count="1"/>
    <meta:generator>LibreOffice/4.2.8.2$Linux_x86 LibreOffice_project/420m0$Build-2</meta:generator>
  </office:meta>
</office:document-meta>
</file>